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Pictures/10000CC1000026B000000D9CC569ABA40BDC0ED8.svg" manifest:media-type="image/svg+xml"/>
  <manifest:file-entry manifest:full-path="Pictures/10000CC1000026B000000D9C553A2A8B4DA9C927.svg" manifest:media-type="image/svg+xml"/>
  <manifest:file-entry manifest:full-path="Pictures/10000201000001890000003CC8FC4D24DFDD75E2.png" manifest:media-type="image/png"/>
  <manifest:file-entry manifest:full-path="Pictures/100002010000018E000000842FA9ADBE4A5BA57A.png" manifest:media-type="image/png"/>
  <manifest:file-entry manifest:full-path="Pictures/100008720000289E0000062B44569BE191A5D27D.svg" manifest:media-type="image/svg+xml"/>
  <manifest:file-entry manifest:full-path="Pictures/1000020100000164000000A17FA92F90EC1F0ADC.png" manifest:media-type="image/png"/>
  <manifest:file-entry manifest:full-path="Pictures/1000020100000164000000A1052110FE8784CF6C.png" manifest:media-type="image/png"/>
  <manifest:file-entry manifest:full-path="Pictures/10000877000027EE0000062B80398D5884A938E0.svg" manifest:media-type="image/svg+xml"/>
  <manifest:file-entry manifest:full-path="Pictures/10000201000001E90000004695733E98D10F54FC.png" manifest:media-type="image/png"/>
  <manifest:file-entry manifest:full-path="Pictures/1000020100000185000000AE83E17124405D3671.png" manifest:media-type="image/png"/>
  <manifest:file-entry manifest:full-path="Pictures/1000000000000020000000204B249CA79A42C6D7.png" manifest:media-type="image/png"/>
  <manifest:file-entry manifest:full-path="Pictures/10000887000031DA0000072278C05F373C5A9249.svg" manifest:media-type="image/svg+xml"/>
  <manifest:file-entry manifest:full-path="Pictures/10000E1300002834000012B5350E39B5DF4A2C53.svg" manifest:media-type="image/svg+xml"/>
  <manifest:file-entry manifest:full-path="Pictures/10000201000001E200000045D9902EF646ABAC35.png" manifest:media-type="image/png"/>
  <manifest:file-entry manifest:full-path="Pictures/10000F4D000024C2000010A4D032EE0ECDA350E1.svg" manifest:media-type="image/svg+xml"/>
  <manifest:file-entry manifest:full-path="Pictures/10000201000001820000003C9BD7A3104E4C83DB.png" manifest:media-type="image/png"/>
  <manifest:file-entry manifest:full-path="Pictures/1000088D0000328A000007454F01B00E33DDCAE5.svg" manifest:media-type="image/svg+xml"/>
  <manifest:file-entry manifest:full-path="Pictures/100010FC000024C2000010A4FE5A9BC0DFDD56DC.svg" manifest:media-type="image/svg+xml"/>
  <manifest:file-entry manifest:full-path="Pictures/100002010000017600000084C125C23799A02CAC.png" manifest:media-type="image/png"/>
  <manifest:file-entry manifest:full-path="Pictures/100002010000017600000084F5A19AE2CFB75775.png" manifest:media-type="image/png"/>
  <manifest:file-entry manifest:full-path="Pictures/100010BE0000292B000012B5E0417298882930FE.svg" manifest:media-type="image/svg+xml"/>
  <manifest:file-entry manifest:full-path="Pictures/100002010000018E000000B55E542FD678A7FD29.png" manifest:media-type="image/png"/>
  <manifest:file-entry manifest:full-path="Pictures/10000C860000283400001205E15A6EAC2B8206E7.svg" manifest:media-type="image/svg+xml"/>
  <manifest:file-entry manifest:full-path="Pictures/1000020100000185000000B53391A8134EB0EA25.png" manifest:media-type="image/png"/>
  <manifest:file-entry manifest:full-path="Pictures/10000C7F000025B900001205D000712F9B46E02F.svg" manifest:media-type="image/svg+xml"/>
  <manifest:file-entry manifest:full-path="Pictures/100002010000016D000000AE56025D59469967F6.png" manifest:media-type="image/png"/>
  <manifest:file-entry manifest:full-path="Pictures/10000D9F0000292B00000D9C19569139DB6300BF.svg" manifest:media-type="image/svg+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5" svg:font-family="'Times New Roman'" style:font-family-generic="roman"/>
    <style:font-face style:name="Times New Roman4"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ffffff" draw:fill="none" fo:min-height="1.27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ole-draw-aspect="1" style:protect="size"/>
    </style:style>
    <style:style style:name="gr7" style:family="graphic" style:parent-style-name="standard">
      <style:graphic-properties draw:stroke="none" svg:stroke-color="#ffffff" draw:fill="none" fo:min-height="1.159cm"/>
    </style:style>
    <style:style style:name="gr8" style:family="graphic" style:parent-style-name="standard">
      <style:graphic-properties draw:stroke="none" svg:stroke-color="#000000" draw:fill="none" draw:fill-color="#ffffff" draw:auto-grow-height="true" draw:auto-grow-width="false" fo:max-height="0cm" fo:min-height="1.017cm"/>
    </style:style>
    <style:style style:name="gr9" style:family="graphic" style:parent-style-name="standard">
      <style:graphic-properties draw:stroke="none" svg:stroke-color="#000000" draw:fill="none" draw:fill-color="#ffffff" draw:auto-grow-height="true" draw:auto-grow-width="false" fo:max-height="0cm" fo:min-height="1.02cm"/>
    </style:style>
    <style:style style:name="gr10" style:family="graphic" style:parent-style-name="objectwithoutfill">
      <style:graphic-properties draw:marker-end="Arrow" draw:marker-end-width="0.305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094cm"/>
    </style:style>
    <style:style style:name="gr12" style:family="graphic" style:parent-style-name="standard">
      <style:graphic-properties draw:stroke="none" svg:stroke-color="#000000" draw:fill="none" draw:fill-color="#ffffff" draw:auto-grow-height="true" draw:auto-grow-width="false" fo:max-height="0cm" fo:min-height="8.329cm"/>
    </style:style>
    <style:style style:name="gr13" style:family="graphic" style:parent-style-name="standard">
      <style:graphic-properties draw:stroke="none" svg:stroke-color="#000000" draw:fill="none" draw:fill-color="#ffffff" draw:auto-grow-height="true" draw:auto-grow-width="false" fo:max-height="0cm" fo:min-height="5.113cm"/>
    </style:style>
    <style:style style:name="gr14" style:family="graphic" style:parent-style-name="standard">
      <style:graphic-properties draw:stroke="none" svg:stroke-color="#000000" draw:fill="none" draw:fill-color="#ffffff" draw:auto-grow-height="true" draw:auto-grow-width="false" fo:max-height="0cm" fo:min-height="1.25cm"/>
    </style:style>
    <style:style style:name="gr15" style:family="graphic" style:parent-style-name="standard">
      <style:graphic-properties draw:stroke="none" svg:stroke-color="#000000" draw:fill="none" draw:fill-color="#ffffff" draw:auto-grow-height="true" draw:auto-grow-width="false" fo:max-height="0cm" fo:min-height="2.499cm"/>
    </style:style>
    <style:style style:name="gr16"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368cm" fo:min-width="0.296cm" fo:padding-top="0.176cm" fo:padding-bottom="0.176cm" fo:padding-left="0.301cm" fo:padding-right="0.301cm"/>
    </style:style>
    <style:style style:name="gr17" style:family="graphic" style:parent-style-name="objectwithoutfill">
      <style:graphic-properties svg:stroke-width="0.102cm" svg:stroke-color="#990000" draw:marker-start-width="0.509cm" draw:marker-end-width="0.509cm" draw:fill="none" draw:textarea-vertical-align="middle" fo:padding-top="0.176cm" fo:padding-bottom="0.176cm" fo:padding-left="0.301cm" fo:padding-right="0.301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1" style:family="paragraph">
      <style:text-properties style:font-name="Times New Roman2"/>
    </style:style>
    <style:style style:name="P2" style:family="paragraph">
      <loext:graphic-properties draw:fill-color="#ffffff"/>
      <style:text-properties style:font-name="Times New Roman2" fo:font-size="32pt" style:font-size-asian="32pt" style:font-size-complex="32pt"/>
    </style:style>
    <style:style style:name="P3" style:family="paragraph">
      <loext:graphic-properties draw:fill-color="#ffffff"/>
    </style:style>
    <style:style style:name="P4" style:family="paragraph">
      <style:text-properties style:font-name="Times New Roman2" fo:font-size="32pt" style:font-size-asian="32pt" style:font-size-complex="32pt"/>
    </style:style>
    <style:style style:name="P5" style:family="paragraph">
      <loext:graphic-properties draw:fill="none"/>
      <style:paragraph-properties fo:text-align="center"/>
    </style:style>
    <style:style style:name="P6" style:family="paragraph">
      <loext:graphic-properties draw:fill="none"/>
      <style:text-properties fo:font-size="26pt" style:font-size-asian="18pt" style:font-size-complex="18pt"/>
    </style:style>
    <style:style style:name="P7" style:family="paragraph">
      <loext:graphic-properties draw:fill="none"/>
    </style:style>
    <style:style style:name="P8" style:family="paragraph">
      <style:paragraph-properties fo:text-align="center" style:writing-mode="lr-tb">
        <style:tab-stops/>
      </style:paragraph-properties>
    </style:style>
    <style:style style:name="P9" style:family="paragraph">
      <loext:graphic-properties draw:fill="none" draw:fill-color="#ffffff"/>
      <style:paragraph-properties fo:text-align="center" style:writing-mode="lr-tb">
        <style:tab-stops/>
      </style:paragraph-properties>
      <style:text-properties style:font-name="Times New Roman2" fo:font-size="26pt" style:font-size-asian="18pt" style:font-size-complex="18pt"/>
    </style:style>
    <style:style style:name="P10" style:family="paragraph">
      <style:paragraph-properties fo:text-align="center" style:writing-mode="lr-tb"/>
    </style:style>
    <style:style style:name="P11" style:family="paragraph">
      <loext:graphic-properties draw:fill="none" draw:fill-color="#ffffff"/>
      <style:paragraph-properties fo:text-align="center" style:writing-mode="lr-tb"/>
      <style:text-properties style:font-name="Times New Roman2" fo:font-size="26pt" style:font-size-asian="18pt" style:font-size-complex="18pt"/>
    </style:style>
    <style:style style:name="P12" style:family="paragraph">
      <loext:graphic-properties draw:fill="none"/>
      <style:paragraph-properties fo:text-align="center"/>
      <style:text-properties style:font-name="Times New Roman2" fo:font-size="18pt" style:font-size-asian="18pt" style:font-size-complex="18pt"/>
    </style:style>
    <style:style style:name="P13" style:family="paragraph">
      <loext:graphic-properties draw:fill="none" draw:fill-color="#ffffff"/>
      <style:paragraph-properties fo:text-align="center" style:writing-mode="lr-tb"/>
      <style:text-properties style:font-name="Times New Roman2" fo:font-size="28pt" style:font-size-asian="18pt" style:font-size-complex="18pt"/>
    </style:style>
    <style:style style:name="P14" style:family="paragraph">
      <loext:graphic-properties draw:fill="none" draw:fill-color="#ffffff"/>
      <style:text-properties style:font-name="Courier New2" fo:font-size="26pt" style:font-size-asian="18pt" style:font-size-complex="18pt"/>
    </style:style>
    <style:style style:name="P15" style:family="paragraph">
      <style:paragraph-properties fo:margin-top="0cm" fo:margin-bottom="0cm" style:writing-mode="lr-tb"/>
    </style:style>
    <style:style style:name="P16" style:family="paragraph">
      <style:text-properties style:font-name="Courier New2" fo:font-size="26pt" style:font-size-asian="32pt" style:font-size-complex="32pt"/>
    </style:style>
    <style:style style:name="P17" style:family="paragraph">
      <loext:graphic-properties draw:fill="none" draw:fill-color="#ffffff"/>
      <style:text-properties style:font-name="Courier New2" fo:font-size="16pt" style:font-size-asian="18pt" style:font-size-complex="18pt"/>
    </style:style>
    <style:style style:name="P18" style:family="paragraph">
      <style:paragraph-properties fo:text-align="start" style:writing-mode="lr-tb">
        <style:tab-stops/>
      </style:paragraph-properties>
    </style:style>
    <style:style style:name="P19" style:family="paragraph">
      <loext:graphic-properties draw:fill="none" draw:fill-color="#ffffff"/>
      <style:text-properties style:font-name="Times New Roman2" fo:font-size="32pt" style:font-size-asian="18pt" style:font-size-complex="18pt"/>
    </style:style>
    <style:style style:name="P20" style:family="paragraph">
      <loext:graphic-properties draw:fill="none" draw:fill-color="#ffffff"/>
      <style:paragraph-properties fo:text-align="center" style:writing-mode="lr-tb"/>
      <style:text-properties style:font-name="Times New Roman2" fo:font-size="32pt" style:font-size-asian="18pt" style:font-size-complex="18pt"/>
    </style:style>
    <style:style style:name="T1" style:family="text">
      <style:text-properties style:font-name="Times New Roman2"/>
    </style:style>
    <style:style style:name="T2" style:family="text">
      <style:text-properties style:font-name="Times New Roman2" fo:font-size="32pt" style:font-size-asian="32pt" style:font-size-complex="32pt"/>
    </style:style>
    <style:style style:name="T3" style:family="text">
      <style:text-properties style:font-name="Courier New2" fo:font-size="32pt" style:font-size-asian="32pt" style:font-size-complex="32pt"/>
    </style:style>
    <style:style style:name="T4" style:family="text">
      <style:text-properties style:font-name="Times New Roman2" fo:font-size="26pt" style:font-size-asian="18pt" style:font-size-complex="18pt"/>
    </style:style>
    <style:style style:name="T5" style:family="text">
      <style:text-properties style:font-name="Times New Roman2" fo:font-size="16pt" style:font-size-asian="18pt" style:font-size-complex="18pt"/>
    </style:style>
    <style:style style:name="T6" style:family="text">
      <style:text-properties style:font-name="Times New Roman2" fo:font-size="32pt" fo:font-style="italic" style:font-size-asian="32pt" style:font-style-asian="italic" style:font-size-complex="32pt" style:font-style-complex="italic"/>
    </style:style>
    <style:style style:name="T7" style:family="text">
      <style:text-properties style:font-name="Times New Roman2" fo:font-size="28pt" style:font-size-asian="18pt" style:font-size-complex="18pt"/>
    </style:style>
    <style:style style:name="T8" style:family="text">
      <style:text-properties style:font-name="Courier New2" fo:font-size="26pt" style:font-size-asian="18pt" style:font-size-complex="18pt"/>
    </style:style>
    <style:style style:name="T9" style:family="text">
      <style:text-properties style:font-name="Courier New2" fo:font-size="26pt" style:font-size-asian="32pt" style:font-size-complex="32pt"/>
    </style:style>
    <style:style style:name="T10" style:family="text">
      <style:text-properties style:font-name="Times New Roman2" fo:font-size="26pt" style:font-size-asian="32pt" style:font-size-complex="32pt"/>
    </style:style>
    <style:style style:name="T11" style:family="text">
      <style:text-properties style:font-name="Courier New2" fo:font-size="16pt" style:font-size-asian="18pt" style:font-size-complex="18pt"/>
    </style:style>
    <style:style style:name="T12" style:family="text">
      <style:text-properties style:font-name="Times New Roman2" fo:font-size="26pt" fo:font-style="italic" style:font-size-asian="18pt" style:font-style-asian="italic" style:font-size-complex="18pt" style:font-style-complex="italic"/>
    </style:style>
    <style:style style:name="T13" style:family="text">
      <style:text-properties style:font-name="Times New Roman2" fo:font-size="26pt" fo:font-style="normal" style:font-size-asian="18pt" style:font-style-asian="normal" style:font-size-complex="18pt" style:font-style-complex="normal"/>
    </style:style>
    <style:style style:name="T14" style:family="text">
      <style:text-properties style:font-name="Times New Roman4" fo:font-size="32pt" style:font-name-asian="Times New Roman4" style:font-size-asian="32pt" style:font-name-complex="Times New Roman4" style:font-size-complex="32pt"/>
    </style:style>
    <style:style style:name="T15" style:family="text">
      <style:text-properties style:font-name="Times New Roman2" fo:font-size="32pt" style:font-name-asian="Times New Roman4" style:font-size-asian="32pt" style:font-name-complex="Times New Roman4" style:font-size-complex="32pt"/>
    </style:style>
    <style:style style:name="T16" style:family="text">
      <style:text-properties style:font-name="Times New Roman2" fo:font-size="32pt" style:font-size-asian="18pt" style:font-size-complex="18pt"/>
    </style:style>
    <style:style style:name="T17" style:family="text">
      <style:text-properties style:font-name="Times New Roman4" fo:font-size="32pt" fo:font-style="italic" style:font-name-asian="Times New Roman4" style:font-size-asian="18pt" style:font-style-asian="italic" style:font-name-complex="Times New Roman4"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ust Is Risk</text:span></text:p>
          </draw:text-box>
        </draw:frame>
        <draw:frame presentation:style-name="pr2" draw:text-style-name="P2" draw:layer="layout" svg:width="25.199cm" svg:height="12.179cm" svg:x="1.4cm" svg:y="4.914cm" presentation:class="subtitle" presentation:user-transformed="true">
          <draw:text-box>
            <text:p><text:span text:style-name="T2">Orfeas Stefanos </text:span><text:span text:style-name="T2">Thyfronitis Litos</text:span></text:p>
            <text:p><text:span text:style-name="T3"><text:a xlink:href="mailto:olitos@corelab.ntua.gr" xlink:type="simple">olitos@corelab.ntua.gr</text:a></text:span></text:p>
            <text:p><text:span text:style-name="T2">NTUA</text:span></text:p>
            <text:p><text:span text:style-name="T2"/></text:p>
            <text:p><text:span text:style-name="T2">Dionysis Zindros</text:span></text:p>
            <text:p><text:span text:style-name="T3"><text:a xlink:href="mailto:dionyziz@di.uoa.gr" xlink:type="simple">dionyziz@di.uoa.gr</text:a></text:span></text:p>
            <text:p><text:span text:style-name="T2">UO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ic Definitions</text:p>
          </draw:text-box>
        </draw:frame>
        <draw:frame presentation:style-name="pr5" draw:text-style-name="P4" draw:layer="layout" svg:width="25.199cm" svg:height="12.179cm" svg:x="1.4cm" svg:y="4.914cm" presentation:class="outline" presentation:user-transformed="true">
          <draw:text-box>
            <text:list text:style-name="L2">
              <text:list-item>
                <text:p xml:id="id1" text:id="id1"><text:span text:style-name="T2">Players: Pseudonymous identities that participate in the game</text:span></text:p>
                <text:p xml:id="id2" text:id="id2"><text:span text:style-name="T2"/></text:p>
              </text:list-item>
              <text:list-item>
                <text:p xml:id="id3" text:id="id3"><text:span text:style-name="T2">Graph: Representation of an instance of the game</text:span></text:p>
                <text:p><text:span text:style-name="T2"/></text:p>
              </text:list-item>
              <text:list-item>
                <text:p><text:span text:style-name="T2">Capital of Alice: Value that belongs to Ali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path draw:style-name="gr2" draw:text-style-name="P5" xml:id="id6" draw:id="id6" draw:layer="layout" svg:width="7.304cm" svg:height="4.109cm" draw:transform="skewX (-6.20394706565666E-017) rotate (-1.05836765840936) translate (14.552cm 6.604cm)" svg:viewBox="0 0 7305 4110" svg:d="M0 0c4663 0 1439 3141 7305 4110">
          <text:p/>
        </draw:path>
        <draw:frame draw:style-name="gr3" draw:text-style-name="P6" xml:id="id8" draw:id="id8" draw:layer="layout" svg:width="3.302cm" svg:height="1.524cm" svg:x="14.224cm" svg:y="11.43cm">
          <draw:text-box>
            <text:p><text:span text:style-name="T4">UTXO</text:span></text:p>
          </draw:text-box>
        </draw:frame>
        <draw:polyline draw:style-name="gr4" draw:text-style-name="P5" xml:id="id7" draw:id="id7" draw:layer="layout" svg:width="2.285cm" svg:height="0cm" svg:x="14.275cm" svg:y="10.922cm" svg:viewBox="0 0 2286 0" draw:points="0,0 2286,0">
          <text:p/>
        </draw:polyline>
        <draw:frame draw:style-name="gr5" draw:text-style-name="P7" xml:id="id4" draw:id="id4" draw:layer="layout" svg:width="27.275cm" svg:height="3.79cm" svg:x="0.363cm" svg:y="6.35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xml:id="id5" draw:id="id5" draw:layer="layout" svg:width="26.764cm" svg:height="3.848cm" svg:x="0.618cm" svg:y="11.392cm">
          <draw:image xlink:href="Pictures/1000088D0000328A000007454F01B00E33DDCAE5.svg" xlink:type="simple" xlink:show="embed" xlink:actuate="onLoad">
            <text:p/>
          </draw:image>
          <draw:image xlink:href="Pictures/10000201000001E90000004695733E98D10F54FC.png" xlink:type="simple" xlink:show="embed" xlink:actuate="onLoad"/>
        </draw:frame>
        <draw:frame presentation:style-name="pr4" draw:layer="layout" svg:width="25.199cm" svg:height="3.506cm" svg:x="1.4cm" svg:y="0.837cm" presentation:class="title">
          <draw:text-box>
            <text:p>1 of 2 multisig, a.k.a. Direct Tru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6" smil:attributeName="visibility" smil:to="visible"/>
                </anim:par>
                <anim:par smil:begin="0s" smil:fill="hold" presentation:node-type="with-previous" presentation:preset-class="entrance" presentation:preset-id="ooo-entrance-appear">
                  <anim:set smil:begin="0s" smil:dur="0.00000333333333333333s" smil:fill="hold" smil:targetElement="id7" smil:attributeName="visibility" smil:to="visible"/>
                </anim:par>
                <anim:par smil:begin="0s" smil:fill="hold" presentation:node-type="with-previous" presentation:preset-class="entrance" presentation:preset-id="ooo-entrance-appear">
                  <anim:set smil:begin="0s" smil:dur="0.00000333333333333333s" smil:fill="hold" smil:targetElement="id8"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rresponding Graph</text:p>
          </draw:text-box>
        </draw:frame>
        <draw:frame draw:style-name="gr6" xml:id="id10" draw:id="id10" draw:layer="layout" svg:width="1.301cm" svg:height="1.144cm" svg:x="24.381cm" svg:y="5.08cm" presentation:class="object" presentation:user-transformed="true">
          <draw:object xlink:href="./Object 1" xlink:type="simple" xlink:show="embed" xlink:actuate="onLoad"/>
          <draw:image xlink:href="./ObjectReplacements/Object 1" xlink:type="simple" xlink:show="embed" xlink:actuate="onLoad"/>
        </draw:frame>
        <draw:path draw:style-name="gr2" draw:text-style-name="P5" draw:layer="layout" svg:width="4.115cm" svg:height="2.311cm" draw:transform="skewX (-0.00174532925199435) rotate (-1.05941485596056) translate (21.397932943631cm 12.1159993335052cm)" svg:viewBox="0 0 4116 2312" svg:d="M0 0c2627-2 810 1769 4116 2312">
          <text:p/>
        </draw:path>
        <draw:frame draw:style-name="gr7" draw:text-style-name="P6" draw:layer="layout" svg:width="3.048cm" svg:height="1.409cm" svg:x="21.082cm" svg:y="14.702cm">
          <draw:text-box>
            <text:p><text:span text:style-name="T5">UTXO</text:span></text:p>
          </draw:text-box>
        </draw:frame>
        <draw:line draw:style-name="gr4" draw:text-style-name="P5" draw:layer="layout" svg:x1="21.176cm" svg:y1="14.701cm" svg:x2="23.286cm" svg:y2="14.701cm">
          <text:p/>
        </draw:line>
        <draw:frame draw:style-name="gr8" draw:text-style-name="P9" draw:layer="layout" svg:width="15.24cm" svg:height="1.267cm" svg:x="2.286cm" svg:y="7.925cm">
          <draw:text-box>
            <text:p xml:id="id11" text:id="id11" text:style-name="P8"><text:span text:style-name="T4">Alice indirectly trusts Charlie 5</text:span></text:p>
          </draw:text-box>
        </draw:frame>
        <draw:frame draw:style-name="gr5" draw:text-style-name="P7" xml:id="id9" draw:id="id9"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draw:layer="layout" svg:width="14.783cm" svg:height="2.108cm" svg:x="13.919cm" svg:y="12.116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draw:layer="layout" svg:width="14.783cm" svg:height="2.108cm" svg:x="13.919cm" svg:y="14.732cm">
          <draw:image xlink:href="Pictures/1000088D0000328A000007454F01B00E33DDCAE5.svg" xlink:type="simple" xlink:show="embed" xlink:actuate="onLoad">
            <text:p/>
          </draw:image>
          <draw:image xlink:href="Pictures/10000201000001E90000004695733E98D10F54F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1"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text:p>
          </draw:text-box>
        </draw:frame>
        <draw:frame draw:style-name="gr6" xml:id="id15" draw:id="id15" draw:layer="layout" svg:width="10.937cm" svg:height="1.094cm" svg:x="16.495cm" svg:y="8.558cm" presentation:class="object" presentation:user-transformed="true">
          <draw:object xlink:href="./Object 4" xlink:type="simple" xlink:show="embed" xlink:actuate="onLoad"/>
          <draw:image xlink:href="./ObjectReplacements/Object 4" xlink:type="simple" xlink:show="embed" xlink:actuate="onLoad"/>
        </draw:frame>
        <draw:frame draw:style-name="gr8" draw:text-style-name="P9" draw:layer="layout" svg:width="15.24cm" svg:height="1.267cm" svg:x="2.286cm" svg:y="7.925cm">
          <draw:text-box>
            <text:p text:style-name="P8"><text:span text:style-name="T4">Alice indirectly trusts </text:span><text:span text:style-name="T4">Charlie 5</text:span></text:p>
          </draw:text-box>
        </draw:frame>
        <draw:frame draw:style-name="gr9" draw:text-style-name="P11" draw:layer="layout" svg:width="15.24cm" svg:height="1.27cm" svg:x="2.286cm" svg:y="14.046cm">
          <draw:text-box>
            <text:p xml:id="id14" text:id="id14" text:style-name="P10"><text:span text:style-name="T4">Dave indirectly trusts Felicia 5</text:span></text:p>
          </draw:text-box>
        </draw:frame>
        <draw:frame draw:style-name="gr6" draw:layer="layout" svg:width="1.305cm" svg:height="1.153cm" svg:x="24.384cm" svg:y="5.08cm">
          <loext:p/>
          <draw:object xlink:href="./Object 2" xlink:type="simple" xlink:show="embed" xlink:actuate="onLoad"/>
          <draw:image xlink:href="./ObjectReplacements/Object 2" xlink:type="simple" xlink:show="embed" xlink:actuate="onLoad"/>
        </draw:frame>
        <draw:frame draw:style-name="gr6" xml:id="id13" draw:id="id13" draw:layer="layout" svg:width="1.308cm" svg:height="1.153cm" svg:x="24.388cm" svg:y="11.19cm">
          <loext:p/>
          <draw:object xlink:href="./Object 3" xlink:type="simple" xlink:show="embed" xlink:actuate="onLoad"/>
          <draw:image xlink:href="./ObjectReplacements/Object 3" xlink:type="simple" xlink:show="embed" xlink:actuate="onLoad"/>
        </draw:frame>
        <draw:frame draw:style-name="gr6" xml:id="id16" draw:id="id16" draw:layer="layout" svg:width="10.866cm" svg:height="1.102cm" svg:x="16.485cm" svg:y="14.681cm">
          <loext:p/>
          <draw:object xlink:href="./Object 5" xlink:type="simple" xlink:show="embed" xlink:actuate="onLoad"/>
          <draw:image xlink:href="./ObjectReplacements/Object 5" xlink:type="simple" xlink:show="embed" xlink:actuate="onLoad"/>
        </draw:frame>
        <draw:frame draw:style-name="gr5" draw:text-style-name="P7"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xml:id="id12" draw:id="id12" draw:layer="layout" svg:width="21.133cm" svg:height="3.2cm" svg:x="3.251cm" svg:y="11.024cm">
          <draw:image xlink:href="Pictures/10000877000027EE0000062B80398D5884A938E0.svg" xlink:type="simple" xlink:show="embed" xlink:actuate="onLoad">
            <text:p/>
          </draw:image>
          <draw:image xlink:href="Pictures/10000201000001820000003C9BD7A3104E4C83DB.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5" smil:attributeName="visibility" smil:to="visible"/>
                </anim:par>
                <anim:par smil:begin="0s" smil:fill="hold" presentation:node-type="with-previous" presentation:preset-class="entrance" presentation:preset-id="ooo-entrance-appear">
                  <anim:set smil:begin="0s" smil:dur="0.00000333333333333333s" smil:fill="hold" smil:targetElement="id16"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urns</text:span></text:p>
          </draw:text-box>
        </draw:frame>
        <draw:frame draw:style-name="gr6" xml:id="id17" draw:id="id17" draw:layer="layout" svg:width="10.312cm" svg:height="0.889cm" svg:x="8.839cm" svg:y="9.96cm" presentation:class="object" presentation:user-transformed="true">
          <draw:object xlink:href="./Object 6" xlink:type="simple" xlink:show="embed" xlink:actuate="onLoad"/>
          <draw:image xlink:href="./ObjectReplacements/Object 6" xlink:type="simple" xlink:show="embed" xlink:actuate="onLoad"/>
        </draw:frame>
        <draw:frame draw:style-name="gr6" draw:layer="layout" svg:width="1.295cm" svg:height="1.041cm" svg:x="19.812cm" svg:y="4.826cm">
          <loext:p/>
          <draw:object xlink:href="./Object 7" xlink:type="simple" xlink:show="embed" xlink:actuate="onLoad"/>
          <draw:image xlink:href="./ObjectReplacements/Object 7" xlink:type="simple" xlink:show="embed" xlink:actuate="onLoad"/>
        </draw:frame>
        <draw:path draw:style-name="gr10" draw:text-style-name="P12" xml:id="id20" draw:id="id20" draw:layer="layout" svg:width="6.303cm" svg:height="1.629cm" draw:transform="rotate (-1.66574223810339) translate (9.23365394976076cm 7.44024819802055cm)" svg:viewBox="0 0 6304 1630" svg:d="M0 783c3535 2287 6304-783 6304-783">
          <text:p/>
        </draw:path>
        <draw:frame draw:style-name="gr6" xml:id="id21" draw:id="id21" draw:layer="layout" svg:width="1.277cm" svg:height="1.041cm" svg:x="19.812cm" svg:y="12.954cm">
          <loext:p/>
          <draw:object xlink:href="./Object 8" xlink:type="simple" xlink:show="embed" xlink:actuate="onLoad"/>
          <draw:image xlink:href="./ObjectReplacements/Object 8" xlink:type="simple" xlink:show="embed" xlink:actuate="onLoad"/>
        </draw:frame>
        <draw:frame draw:style-name="gr6" xml:id="id18" draw:id="id18" draw:layer="layout" svg:width="4.611cm" svg:height="0.834cm" svg:x="11.695cm" svg:y="11.168cm">
          <loext:p/>
          <draw:object xlink:href="./Object 9" xlink:type="simple" xlink:show="embed" xlink:actuate="onLoad"/>
          <draw:image xlink:href="./ObjectReplacements/Object 9" xlink:type="simple" xlink:show="embed" xlink:actuate="onLoad"/>
        </draw:frame>
        <draw:frame draw:style-name="gr5" draw:text-style-name="P7" draw:layer="layout" svg:width="11.1cm" svg:height="5.029cm" svg:x="8.458cm" svg:y="4.572cm">
          <draw:image xlink:href="Pictures/10000F4D000024C2000010A4D032EE0ECDA350E1.svg" xlink:type="simple" xlink:show="embed" xlink:actuate="onLoad">
            <text:p/>
          </draw:image>
          <draw:image xlink:href="Pictures/1000020100000164000000A17FA92F90EC1F0ADC.png" xlink:type="simple" xlink:show="embed" xlink:actuate="onLoad"/>
        </draw:frame>
        <draw:frame draw:style-name="gr5" draw:text-style-name="P7" xml:id="id19" draw:id="id19" draw:layer="layout" svg:width="11.1cm" svg:height="5.029cm" svg:x="8.458cm" svg:y="12.954cm">
          <draw:image xlink:href="Pictures/100010FC000024C2000010A4FE5A9BC0DFDD56DC.svg" xlink:type="simple" xlink:show="embed" xlink:actuate="onLoad">
            <text:p/>
          </draw:image>
          <draw:image xlink:href="Pictures/1000020100000164000000A1052110FE8784CF6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7" smil:attributeName="visibility" smil:to="visible"/>
                </anim:par>
                <anim:par smil:begin="0s" smil:fill="hold" presentation:node-type="with-previous" presentation:preset-class="entrance" presentation:preset-id="ooo-entrance-appear">
                  <anim:set smil:begin="0s" smil:dur="0.0000005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000333333333333333s" smil:fill="hold" smil:targetElement="id20" smil:attributeName="visibility" smil:to="visible"/>
                </anim:par>
                <anim:par smil:begin="0s" smil:fill="hold" presentation:node-type="with-previous" presentation:preset-class="entrance" presentation:preset-id="ooo-entrance-appear">
                  <anim:set smil:begin="0s" smil:dur="0.00000333333333333333s" smil:fill="hold" smil:targetElement="id21"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 Turn</text:p>
          </draw:text-box>
        </draw:frame>
        <draw:frame presentation:style-name="pr5" draw:text-style-name="P4" draw:layer="layout" svg:width="25.199cm" svg:height="12.179cm" svg:x="1.4cm" svg:y="4.914cm" presentation:class="outline">
          <draw:text-box>
            <text:list text:style-name="L2">
              <text:list-item>
                <text:p xml:id="id22" text:id="id22"><text:span text:style-name="T2">A set of </text:span><text:span text:style-name="T6">Steal(y, B)</text:span><text:span text:style-name="T2"> and </text:span><text:span text:style-name="T6">Add(z, C)</text:span><text:span text:style-name="T2"> actions</text:span></text:p>
              </text:list-item>
              <text:list-item>
                <text:p xml:id="id23" text:id="id23"><text:span text:style-name="T2">No </text:span><text:span text:style-name="T6">Steal()</text:span><text:span text:style-name="T2">ing more than incoming trust</text:span></text:p>
              </text:list-item>
              <text:list-item>
                <text:p xml:id="id24" text:id="id24"><text:span text:style-name="T2">No removing (</text:span><text:span text:style-name="T6">Add()</text:span><text:span text:style-name="T2">ing negative </text:span><text:span text:style-name="T6">z</text:span><text:span text:style-name="T2">) more than outgoing trust</text:span></text:p>
              </text:list-item>
              <text:list-item>
                <text:p xml:id="id25" text:id="id25"><text:span text:style-name="T2">No two </text:span><text:span text:style-name="T6">Steal()</text:span><text:span text:style-name="T2">s or two </text:span><text:span text:style-name="T6">Add()</text:span><text:span text:style-name="T2">s against the same player in the same turn</text:span></text:p>
              </text:list-item>
              <text:list-item>
                <text:p xml:id="id26" text:id="id26"><text:span text:style-name="T2">Player must own the necessary capital to complete the combination of ac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6"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o chooses whose turn it is?</text:p>
          </draw:text-box>
        </draw:frame>
        <draw:frame draw:style-name="gr11" draw:text-style-name="P13" draw:layer="layout" svg:width="8.225cm" svg:height="1.344cm" svg:x="9.888cm" svg:y="4.317cm">
          <draw:text-box>
            <text:p xml:id="id27" text:id="id27" text:style-name="P10"><text:span text:style-name="T7">Trust Is Risk Game</text:span></text:p>
          </draw:text-box>
        </draw:frame>
        <draw:frame draw:style-name="gr12" draw:text-style-name="P14" draw:layer="layout" svg:width="27.432cm" svg:height="8.579cm" svg:x="0.284cm" svg:y="7.423cm">
          <draw:text-box>
            <text:p xml:id="id28" text:id="id28"><text:span text:style-name="T8">j = 0</text:span></text:p>
            <text:p xml:id="id29" text:id="id29"><text:span text:style-name="T8">while (True)</text:span></text:p>
            <text:p xml:id="id30" text:id="id30"><text:span text:style-name="T8"><text:tab/></text:span><text:span text:style-name="T8">j += 1</text:span></text:p>
            <text:p xml:id="id31" text:id="id31"><text:span text:style-name="T8"><text:tab/></text:span><text:span text:style-name="T8">v = chooseFrom(V_j)</text:span></text:p>
            <text:p xml:id="id32" text:id="id32"><text:span text:style-name="T8"><text:tab/></text:span><text:span text:style-name="T8">Turn = vStrategy(G_0, v, H)</text:span></text:p>
            <text:p xml:id="id33" text:id="id33"><text:span text:style-name="T8"><text:tab/></text:span><text:span text:style-name="T8">(G_j, Cap_{v,j}, H_j) =</text:span></text:p>
            <text:p xml:id="id34" text:id="id34"><text:span text:style-name="T8"><text:tab/></text:span><text:span text:style-name="T8"><text:tab/></text:span><text:span text:style-name="T8">executeTurn(G_{j-1}, v, Cap_{v,j-1}, Turn)</text:span></text:p>
            <text:p xml:id="id35" text:id="id35"><text:span text:style-name="T8"><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5"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o chooses whose turn it is?</text:p>
          </draw:text-box>
        </draw:frame>
        <draw:frame presentation:style-name="pr5" draw:text-style-name="P16" draw:layer="layout" svg:width="25.199cm" svg:height="12.179cm" svg:x="1.4cm" svg:y="4.914cm" presentation:class="outline">
          <draw:text-box>
            <text:list text:style-name="L2">
              <text:list-item>
                <text:p xml:id="id36" text:id="id36"><text:span text:style-name="T9">chooseFrom()</text:span><text:span text:style-name="T10"> chooses a player in a way that after any turn, all players will eventually be chosen to play.</text:span></text:p>
              </text:list-item>
              <text:list-item>
                <text:p xml:id="id37" text:id="id37"><text:span text:style-name="T9">vStrategy()</text:span><text:span text:style-name="T10"> returns a </text:span><text:span text:style-name="T9">Turn</text:span><text:span text:style-name="T10"> chosen by player </text:span><text:span text:style-name="T9">v</text:span><text:span text:style-name="T10">. This player has full knowledge of the game history. (Zero knowledge is a desirable property that will be part of future research)</text:span></text:p>
              </text:list-item>
              <text:list-item>
                <text:p xml:id="id38" text:id="id38"><text:span text:style-name="T9">executeTurn()</text:span><text:span text:style-name="T10"> checks the validity of </text:span><text:span text:style-name="T9">Turn</text:span><text:span text:style-name="T10"> and substitutes it with an empty turn if invalid. Subsequently, it creates the new graph </text:span><text:span text:style-name="T9">G_j</text:span><text:span text:style-name="T10"> and updates the history accordingly.</text:span></text:p>
              </text:list-item>
              <text:list-item>
                <text:p xml:id="id39" text:id="id39"><text:span text:style-name="T10">Concurrent,</text:span></text:p>
                <text:p xml:id="id40" text:id="id40" text:style-name="P15"><text:span text:style-name="T10">dynamic environment</text:span></text:p>
                <text:p xml:id="id41" text:id="id41" text:style-name="P15"><text:span text:style-name="T10">part of future research</text:span></text:p>
              </text:list-item>
            </text:list>
          </draw:text-box>
        </draw:frame>
        <draw:frame draw:style-name="gr13" draw:text-style-name="P17" draw:layer="layout" svg:width="17.75cm" svg:height="5.363cm" svg:x="10.25cm" svg:y="14.957cm">
          <draw:text-box>
            <text:p><text:span text:style-name="T11">j = 0</text:span></text:p>
            <text:p><text:span text:style-name="T11">while (True)</text:span></text:p>
            <text:p><text:span text:style-name="T11"><text:tab/></text:span><text:span text:style-name="T11">j += 1</text:span></text:p>
            <text:p><text:span text:style-name="T11"><text:tab/></text:span><text:span text:style-name="T11">v = chooseFrom(V_j)</text:span></text:p>
            <text:p><text:span text:style-name="T11"><text:tab/></text:span><text:span text:style-name="T11">Turn = vStrategy(G_0, </text:span><text:span text:style-name="T11">v, H)</text:span></text:p>
            <text:p><text:span text:style-name="T11"><text:tab/></text:span><text:span text:style-name="T11">(G_j, Cap_{v,j}, H_j) </text:span><text:span text:style-name="T11">=</text:span></text:p>
            <text:p><text:span text:style-name="T11"><text:tab/></text:span><text:span text:style-name="T11"><text:tab/></text:span><text:span text:style-name="T11">executeTurn(G_{j-</text:span><text:span text:style-name="T11">1}, v, Cap_{v,j-1}, Turn)</text:span></text:p>
            <text:p><text:span text:style-name="T11"><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9"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40"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41"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direct Trust Revisited</text:p>
          </draw:text-box>
        </draw:frame>
        <draw:frame presentation:style-name="pr5" draw:text-style-name="P4" draw:layer="layout" svg:width="25.199cm" svg:height="12.179cm" svg:x="1.4cm" svg:y="4.914cm" presentation:class="outline">
          <draw:text-box>
            <text:list text:style-name="L2">
              <text:list-header>
                <text:p xml:id="id42" text:id="id42"><text:span text:style-name="T2">Alice wants to buy a pair of shoes from Bob, so she wants to know how much she can trust him.</text:span></text:p>
                <text:p xml:id="id43" text:id="id43"><text:span text:style-name="T2">A reasonable definition of (indirect) trust is: The maximum loss that Alice can suffer if Bob decides to steal all his incoming trust and…</text:span></text:p>
                <text:p xml:id="id44" text:id="id44"><text:span text:style-name="T2">all other players try to replenish their stolen funds.</text:span></text:p>
                <text:p><text:span text:style-name="T2"/></text:p>
                <text:p xml:id="id45" text:id="id45"><text:span text:style-name="T2">Let’s add some definition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5"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rategies</text:p>
          </draw:text-box>
        </draw:frame>
        <draw:frame presentation:style-name="pr5" draw:text-style-name="P4" draw:layer="layout" svg:width="25.199cm" svg:height="12.179cm" svg:x="1.4cm" svg:y="4.914cm" presentation:class="outline">
          <draw:text-box>
            <text:list text:style-name="L2">
              <text:list-item>
                <text:p xml:id="id46" text:id="id46"><text:span text:style-name="T2">Idle Strategy: The player passes her turn. (Alice)</text:span></text:p>
              </text:list-item>
              <text:list-item>
                <text:p xml:id="id47" text:id="id47"><text:span text:style-name="T2">Evil Strategy: The player steals all incoming direct trust and nullifies his outgoing direct trust (Bob)</text:span></text:p>
              </text:list-item>
              <text:list-item>
                <text:p xml:id="id48" text:id="id48"><text:span text:style-name="T2">Conservative Strategy: The player compares her current outgoing trust with her outgoing trust right after her previous turn. If the current is smaller, she attempts to steal value equal to the damage she incurred from players directly trusting h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8"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servative Strategy Rationale</text:p>
          </draw:text-box>
        </draw:frame>
        <draw:frame presentation:style-name="pr5" draw:text-style-name="P4" draw:layer="layout" svg:width="25.199cm" svg:height="12.179cm" svg:x="1.4cm" svg:y="4.914cm" presentation:class="outline">
          <draw:text-box>
            <text:list text:style-name="L2">
              <text:list-header>
                <text:p xml:id="id49" text:id="id49"><text:span text:style-name="T2">Consider a Producer, a Merchant and a Consumer. The Consumer pre-pays the Merchant, who in turn pre-pays the Producer.</text:span></text:p>
                <text:p xml:id="id50" text:id="id50"><text:span text:style-name="T2">The Producer goes bankrupt.</text:span></text:p>
                <text:p xml:id="id51" text:id="id51"><text:span text:style-name="T2">The Merchant can choose either to reimburse the Consumer and maintain the latter’s trust,</text:span></text:p>
                <text:p xml:id="id52" text:id="id52"><text:span text:style-name="T2">or to keep the money and lose the Consumer’s trust. This is the Conservative strategy.</text:span></text:p>
                <text:p xml:id="id53" text:id="id53"><text:span text:style-name="T2">This constitutes the worst-case scenario for the Consumer, given that the Merchant does not outright steal from the Consumer, but simply avoids damag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3"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ansitive Game</text:p>
          </draw:text-box>
        </draw:frame>
        <draw:frame presentation:style-name="pr5" draw:layer="layout" svg:width="25.199cm" svg:height="15.839cm" svg:x="1.217cm" svg:y="3.719cm" presentation:class="outline" presentation:user-transformed="true">
          <draw:text-box>
            <text:p text:style-name="P18"><text:span text:style-name="T4">The Transitive Game is an evolution of the Game where </text:span><text:span text:style-name="T12">A </text:span><text:span text:style-name="T13">is Idle, </text:span><text:span text:style-name="T12">E</text:span><text:span text:style-name="T13"> is Evil and everybody else is Conservative. An example follows.</text:span></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xml:id="id64" text:id="id64" text:style-name="P18"><text:span text:style-name="T13">The Trust Convergence theorem states that in a Transitive Game eventually all players pass their turn.</text:span></text:p>
          </draw:text-box>
        </draw:frame>
        <draw:frame draw:style-name="gr5" draw:text-style-name="P7" xml:id="id54" draw:id="id54" draw:layer="layout" svg:width="10.538cm" svg:height="4.788cm" svg:x="1.471cm" svg:y="6.717cm">
          <draw:image xlink:href="Pictures/100010BE0000292B000012B5E0417298882930FE.svg" xlink:type="simple" xlink:show="embed" xlink:actuate="onLoad">
            <text:p/>
          </draw:image>
          <draw:image xlink:href="Pictures/100002010000018E000000B55E542FD678A7FD29.png" xlink:type="simple" xlink:show="embed" xlink:actuate="onLoad"/>
        </draw:frame>
        <draw:frame draw:style-name="gr5" draw:text-style-name="P7" xml:id="id58" draw:id="id58" draw:layer="layout" svg:width="10.291cm" svg:height="4.788cm" svg:x="13.148cm" svg:y="6.717cm">
          <draw:image xlink:href="Pictures/10000E1300002834000012B5350E39B5DF4A2C53.svg" xlink:type="simple" xlink:show="embed" xlink:actuate="onLoad">
            <text:p/>
          </draw:image>
          <draw:image xlink:href="Pictures/1000020100000185000000B53391A8134EB0EA25.png" xlink:type="simple" xlink:show="embed" xlink:actuate="onLoad"/>
        </draw:frame>
        <draw:frame draw:style-name="gr5" draw:text-style-name="P7" xml:id="id60" draw:id="id60" draw:layer="layout" svg:width="10.291cm" svg:height="4.612cm" svg:x="1.595cm" svg:y="12.115cm">
          <draw:image xlink:href="Pictures/10000C860000283400001205E15A6EAC2B8206E7.svg" xlink:type="simple" xlink:show="embed" xlink:actuate="onLoad">
            <text:p/>
          </draw:image>
          <draw:image xlink:href="Pictures/1000020100000185000000AE83E17124405D3671.png" xlink:type="simple" xlink:show="embed" xlink:actuate="onLoad"/>
        </draw:frame>
        <draw:frame draw:style-name="gr5" draw:text-style-name="P7" xml:id="id62" draw:id="id62" draw:layer="layout" svg:width="9.656cm" svg:height="4.612cm" svg:x="13.787cm" svg:y="12.227cm">
          <draw:image xlink:href="Pictures/10000C7F000025B900001205D000712F9B46E02F.svg" xlink:type="simple" xlink:show="embed" xlink:actuate="onLoad">
            <text:p/>
          </draw:image>
          <draw:image xlink:href="Pictures/100002010000016D000000AE56025D59469967F6.png" xlink:type="simple" xlink:show="embed" xlink:actuate="onLoad"/>
        </draw:frame>
        <draw:polyline draw:style-name="gr2" draw:text-style-name="P5" xml:id="id56" draw:id="id56" draw:layer="layout" svg:width="0cm" svg:height="10.413cm" svg:x="13.284cm" svg:y="6.274cm" svg:viewBox="0 0 0 10414" draw:points="0,0 0,10414">
          <text:p/>
        </draw:polyline>
        <draw:polyline draw:style-name="gr2" draw:text-style-name="P5" xml:id="id57" draw:id="id57" draw:layer="layout" svg:width="22.097cm" svg:height="0cm" svg:x="2.357cm" svg:y="11.759cm" svg:viewBox="0 0 22098 0" draw:points="0,0 22098,0">
          <text:p/>
        </draw:polyline>
        <draw:frame draw:style-name="gr6" xml:id="id55" draw:id="id55" draw:layer="layout" svg:width="1.016cm" svg:height="0.813cm" svg:x="11.089cm" svg:y="6.933cm">
          <loext:p/>
          <draw:object xlink:href="./Object 10" xlink:type="simple" xlink:show="embed" xlink:actuate="onLoad"/>
          <draw:image xlink:href="./ObjectReplacements/Object 10" xlink:type="simple" xlink:show="embed" xlink:actuate="onLoad"/>
        </draw:frame>
        <draw:frame draw:style-name="gr6" xml:id="id59" draw:id="id59" draw:layer="layout" svg:width="1.002cm" svg:height="0.813cm" svg:x="22.423cm" svg:y="6.933cm">
          <loext:p/>
          <draw:object xlink:href="./Object 11" xlink:type="simple" xlink:show="embed" xlink:actuate="onLoad"/>
          <draw:image xlink:href="./ObjectReplacements/Object 11" xlink:type="simple" xlink:show="embed" xlink:actuate="onLoad"/>
        </draw:frame>
        <draw:frame draw:style-name="gr6" xml:id="id61" draw:id="id61" draw:layer="layout" svg:width="1.022cm" svg:height="0.813cm" svg:x="11.095cm" svg:y="12.521cm">
          <loext:p/>
          <draw:object xlink:href="./Object 12" xlink:type="simple" xlink:show="embed" xlink:actuate="onLoad"/>
          <draw:image xlink:href="./ObjectReplacements/Object 12" xlink:type="simple" xlink:show="embed" xlink:actuate="onLoad"/>
        </draw:frame>
        <draw:frame draw:style-name="gr6" xml:id="id63" draw:id="id63" draw:layer="layout" svg:width="1.008cm" svg:height="0.813cm" svg:x="22.427cm" svg:y="12.521cm">
          <loext:p/>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6" xml:id="id81" draw:id="id81" draw:layer="layout" svg:width="5.385cm" svg:height="0.965cm" svg:x="22.047cm" svg:y="18.442cm">
          <loext:p/>
          <draw:object xlink:href="./Object 15" xlink:type="simple" xlink:show="embed" xlink:actuate="onLoad"/>
          <draw:image xlink:href="./ObjectReplacements/Object 15" xlink:type="simple" xlink:show="embed" xlink:actuate="onLoad"/>
        </draw:frame>
        <draw:frame draw:style-name="gr6" xml:id="id73" draw:id="id73" draw:layer="layout" svg:width="3.251cm" svg:height="0.965cm" svg:x="9.398cm" svg:y="18.012cm">
          <loext:p/>
          <draw:object xlink:href="./Object 14" xlink:type="simple" xlink:show="embed" xlink:actuate="onLoad"/>
          <draw:image xlink:href="./ObjectReplacements/Object 14" xlink:type="simple" xlink:show="embed" xlink:actuate="onLoad"/>
        </draw:frame>
        <draw:frame presentation:style-name="pr4" draw:layer="layout" svg:width="25.199cm" svg:height="3.506cm" svg:x="1.4cm" svg:y="0.837cm" presentation:class="title">
          <draw:text-box>
            <text:p>Flow</text:p>
          </draw:text-box>
        </draw:frame>
        <draw:frame presentation:style-name="pr5" draw:text-style-name="P4" draw:layer="layout" svg:width="25.556cm" svg:height="12.179cm" svg:x="1.016cm" svg:y="4.2cm" presentation:class="outline" presentation:user-transformed="true">
          <draw:text-box>
            <text:list text:style-name="L2">
              <text:list-header>
                <text:p xml:id="id65" text:id="id65"><text:span text:style-name="T2">Directed Graph:</text:span></text:p>
                <text:p><text:span text:style-name="T2"/></text:p>
              </text:list-header>
              <text:list-item>
                <text:p xml:id="id67" text:id="id67"><text:span text:style-name="T2">Edge weights </text:span><text:span text:style-name="T14">→</text:span><text:span text:style-name="T15"> Water pipes diameters (Capacities)</text:span></text:p>
              </text:list-item>
              <text:list-item>
                <text:p xml:id="id68" text:id="id68"><text:span text:style-name="T15">New edge weights </text:span><text:span text:style-name="T14">→ Water pipes throughput (Flow)</text:span></text:p>
              </text:list-item>
            </text:list>
          </draw:text-box>
        </draw:frame>
        <draw:frame draw:style-name="gr5" draw:text-style-name="P7" xml:id="id66" draw:id="id66" draw:layer="layout" svg:width="13.513cm" svg:height="4.47cm" svg:x="8.812cm" svg:y="3.426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14" draw:text-style-name="P19" draw:layer="layout" svg:width="9.144cm" svg:height="1.505cm" svg:x="9.401cm" svg:y="10.97cm">
          <draw:text-box>
            <text:p xml:id="id69" text:id="id69" text:style-name="P10"><text:span text:style-name="T16">C</text:span><text:span text:style-name="T16">o</text:span><text:span text:style-name="T16">n</text:span><text:span text:style-name="T16">s</text:span><text:span text:style-name="T16">t</text:span><text:span text:style-name="T16">r</text:span><text:span text:style-name="T16">a</text:span><text:span text:style-name="T16">i</text:span><text:span text:style-name="T16">n</text:span><text:span text:style-name="T16">t</text:span><text:span text:style-name="T16">s</text:span><text:span text:style-name="T16">:</text:span></text:p>
          </draw:text-box>
        </draw:frame>
        <draw:frame draw:style-name="gr14" draw:text-style-name="P19" draw:layer="layout" svg:width="9.398cm" svg:height="1.505cm" svg:x="2.513cm" svg:y="12.518cm">
          <draw:text-box>
            <text:p xml:id="id70" text:id="id70"><text:span text:style-name="T16">Flows </text:span><text:span text:style-name="T17">≤</text:span><text:span text:style-name="T16"> Capacities</text:span></text:p>
          </draw:text-box>
        </draw:frame>
        <draw:frame draw:style-name="gr15" draw:text-style-name="P20" xml:id="id77" draw:id="id77" draw:layer="layout" svg:width="10.922cm" svg:height="2.759cm" svg:x="15.213cm" svg:y="12.24cm">
          <draw:text-box>
            <text:p text:style-name="P10"><text:span text:style-name="T16">I</text:span><text:span text:style-name="T16">n</text:span><text:span text:style-name="T16"> </text:span><text:span text:style-name="T16">F</text:span><text:span text:style-name="T16">l</text:span><text:span text:style-name="T16">o</text:span><text:span text:style-name="T16">w</text:span><text:span text:style-name="T16"> </text:span><text:span text:style-name="T16">=</text:span><text:span text:style-name="T16"> </text:span><text:span text:style-name="T16">O</text:span><text:span text:style-name="T16">u</text:span><text:span text:style-name="T16">t</text:span><text:span text:style-name="T16"> </text:span><text:span text:style-name="T16">F</text:span><text:span text:style-name="T16">l</text:span><text:span text:style-name="T16">o</text:span><text:span text:style-name="T16">w</text:span><text:span text:style-name="T16"> </text:span><text:span text:style-name="T16">(</text:span><text:span text:style-name="T16">n</text:span><text:span text:style-name="T16">o</text:span><text:span text:style-name="T16">t</text:span><text:span text:style-name="T16"> </text:span><text:span text:style-name="T16">f</text:span><text:span text:style-name="T16">o</text:span><text:span text:style-name="T16">r</text:span><text:span text:style-name="T16"> </text:span><text:span text:style-name="T16">S</text:span><text:span text:style-name="T16">o</text:span><text:span text:style-name="T16">u</text:span><text:span text:style-name="T16">r</text:span><text:span text:style-name="T16">c</text:span><text:span text:style-name="T16">e</text:span><text:span text:style-name="T16">, </text:span><text:span text:style-name="T16">D</text:span><text:span text:style-name="T16">r</text:span><text:span text:style-name="T16">a</text:span><text:span text:style-name="T16">i</text:span><text:span text:style-name="T16">n</text:span><text:span text:style-name="T16">)</text:span></text:p>
          </draw:text-box>
        </draw:frame>
        <draw:frame draw:style-name="gr5" draw:text-style-name="P7" xml:id="id71" draw:id="id71" draw:layer="layout" svg:width="12.7cm" svg:height="4.47cm" svg:x="0.667cm" svg:y="14.732cm">
          <draw:image xlink:href="Pictures/10000CC1000026B000000D9C553A2A8B4DA9C927.svg" xlink:type="simple" xlink:show="embed" xlink:actuate="onLoad">
            <text:p/>
          </draw:image>
          <draw:image xlink:href="Pictures/100002010000017600000084F5A19AE2CFB75775.png" xlink:type="simple" xlink:show="embed" xlink:actuate="onLoad"/>
        </draw:frame>
        <draw:custom-shape draw:style-name="gr16" draw:text-style-name="P5" xml:id="id72" draw:id="id72" draw:layer="layout" svg:width="1.27cm" svg:height="1.016cm" svg:x="8.839cm" svg:y="15.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xml:id="id78" draw:id="id78" draw:layer="layout" svg:width="12.7cm" svg:height="4.47cm" svg:x="14.224cm" svg:y="14.732cm">
          <draw:image xlink:href="Pictures/10000CC1000026B000000D9CC569ABA40BDC0ED8.svg" xlink:type="simple" xlink:show="embed" xlink:actuate="onLoad">
            <text:p/>
          </draw:image>
          <draw:image xlink:href="Pictures/100002010000017600000084C125C23799A02CAC.png" xlink:type="simple" xlink:show="embed" xlink:actuate="onLoad"/>
        </draw:frame>
        <draw:line draw:style-name="gr2" draw:text-style-name="P5" xml:id="id76" draw:id="id76" draw:layer="layout" svg:x1="13.818cm" svg:y1="12.7cm" svg:x2="13.818cm" svg:y2="20.32cm">
          <text:p/>
        </draw:line>
        <draw:custom-shape draw:style-name="gr16" draw:text-style-name="P5" xml:id="id79" draw:id="id79" draw:layer="layout" svg:width="1.27cm" svg:height="1.016cm" svg:x="17.475cm" svg:y="16.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80" draw:id="id80" draw:layer="layout" svg:width="1.27cm" svg:height="1.016cm" svg:x="22.352cm" svg:y="16.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5" xml:id="id83" draw:id="id83" draw:layer="layout" svg:x1="14.99cm" svg:y1="14.835cm" svg:x2="26.572cm" svg:y2="19.407cm">
          <text:p/>
        </draw:line>
        <draw:line draw:style-name="gr17" draw:text-style-name="P5" xml:id="id82" draw:id="id82" draw:layer="layout" svg:x1="14.732cm" svg:y1="19.202cm" svg:x2="26.546cm" svg:y2="14.835cm">
          <text:p/>
        </draw:line>
        <draw:line draw:style-name="gr17" draw:text-style-name="P5" xml:id="id74" draw:id="id74" draw:layer="layout" svg:x1="1.118cm" svg:y1="14.732cm" svg:x2="12.7cm" svg:y2="19.304cm">
          <text:p/>
        </draw:line>
        <draw:line draw:style-name="gr17" draw:text-style-name="P5" xml:id="id75" draw:id="id75" draw:layer="layout" svg:x1="1.27cm" svg:y1="19.202cm" svg:x2="13.084cm" svg:y2="14.835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00002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5" svg:font-family="'Times New Roman'" style:font-family-generic="roman"/>
    <style:font-face style:name="Times New Roman4"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ubtle_20_Tango_20_Green" draw:display-name="Subtle Tango Green" draw:style="linear" draw:start-color="#94bd5e" draw:end-color="#5c8526" draw:start-intensity="100%" draw:end-intensity="100%" draw:angle="6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none" draw:fill-color="#729fcf"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991cm">
        <text:list-style style:name="Object_20_with_20_no_20_fill_20_and_20_no_20_line" style:display-name="Object with no fill and no lin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style:style>
    <style:style style:name="textbody"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Subtle_20_Tango_20_Gree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family="'Times New Roman'" style:font-style-name="Regular"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Subtle_20_Tango_20_Gree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3T14:03:00.123472503</meta:creation-date>
    <dc:date>2017-01-06T15:56:09.880383888</dc:date>
    <meta:editing-duration>PT4H37M22S</meta:editing-duration>
    <meta:editing-cycles>24</meta:editing-cycles>
    <meta:generator>LibreOffice/5.2.4.2.0$Linux_X86_64 LibreOffice_project/20m0$Build-2</meta:generator>
    <meta:document-statistic meta:object-count="129"/>
  </office:meta>
</office:document-meta>
</file>

<file path=Object 1/content.xml><?xml version="1.0" encoding="utf-8"?>
<math xmlns="http://www.w3.org/1998/Math/MathML" display="block">
  <semantics>
    <msub>
      <mi>G</mi>
      <mi>A</mi>
    </msub>
    <annotation encoding="StarMath 5.0">G_A</annotation>
  </semantics>
</math>
</file>

<file path=Object 10/content.xml><?xml version="1.0" encoding="utf-8"?>
<math xmlns="http://www.w3.org/1998/Math/MathML" display="block">
  <semantics>
    <msub>
      <mi>G</mi>
      <mn>0</mn>
    </msub>
    <annotation encoding="StarMath 5.0">G_0</annotation>
  </semantics>
</math>
</file>

<file path=Object 11/content.xml><?xml version="1.0" encoding="utf-8"?>
<math xmlns="http://www.w3.org/1998/Math/MathML" display="block">
  <semantics>
    <msub>
      <mi>G</mi>
      <mn>1</mn>
    </msub>
    <annotation encoding="StarMath 5.0">G_1</annotation>
  </semantics>
</math>
</file>

<file path=Object 12/content.xml><?xml version="1.0" encoding="utf-8"?>
<math xmlns="http://www.w3.org/1998/Math/MathML" display="block">
  <semantics>
    <msub>
      <mi>G</mi>
      <mn>2</mn>
    </msub>
    <annotation encoding="StarMath 5.0">G_2</annotation>
  </semantics>
</math>
</file>

<file path=Object 13/content.xml><?xml version="1.0" encoding="utf-8"?>
<math xmlns="http://www.w3.org/1998/Math/MathML" display="block">
  <semantics>
    <msub>
      <mi>G</mi>
      <mn>3</mn>
    </msub>
    <annotation encoding="StarMath 5.0">G_3</annotation>
  </semantics>
</math>
</file>

<file path=Object 14/content.xml><?xml version="1.0" encoding="utf-8"?>
<math xmlns="http://www.w3.org/1998/Math/MathML" display="block">
  <semantics>
    <mrow>
      <msub>
        <mi>f</mi>
        <mi mathvariant="italic">DB</mi>
      </msub>
      <mo stretchy="false">&gt;</mo>
      <msub>
        <mi>c</mi>
        <mi mathvariant="italic">DB</mi>
      </msub>
    </mrow>
    <annotation encoding="StarMath 5.0">f_{ DB } &gt; c_{ DB }</annotation>
  </semantics>
</math>
</file>

<file path=Object 15/content.xml><?xml version="1.0" encoding="utf-8"?>
<math xmlns="http://www.w3.org/1998/Math/MathML" display="block">
  <semantics>
    <mrow>
      <mtext>in</mtext>
      <mrow>
        <mrow>
          <mo fence="true" stretchy="false">(</mo>
          <mrow>
            <mi>C</mi>
          </mrow>
          <mo fence="true" stretchy="false">)</mo>
        </mrow>
        <mo stretchy="false">≠</mo>
        <mtext>out</mtext>
      </mrow>
      <mrow>
        <mo fence="true" stretchy="false">(</mo>
        <mrow>
          <mi>C</mi>
        </mrow>
        <mo fence="true" stretchy="false">)</mo>
      </mrow>
    </mrow>
    <annotation encoding="StarMath 5.0">"in"( C ) &lt;&gt; "out"( C )</annotation>
  </semantics>
</math>
</file>

<file path=Object 2/content.xml><?xml version="1.0" encoding="utf-8"?>
<math xmlns="http://www.w3.org/1998/Math/MathML" display="block">
  <semantics>
    <msub>
      <mi>G</mi>
      <mi>A</mi>
    </msub>
    <annotation encoding="StarMath 5.0">G_A</annotation>
  </semantics>
</math>
</file>

<file path=Object 3/content.xml><?xml version="1.0" encoding="utf-8"?>
<math xmlns="http://www.w3.org/1998/Math/MathML" display="block">
  <semantics>
    <msub>
      <mi>G</mi>
      <mi>B</mi>
    </msub>
    <annotation encoding="StarMath 5.0">G_B</annotation>
  </semantics>
</math>
</file>

<file path=Object 4/content.xml><?xml version="1.0" encoding="utf-8"?>
<math xmlns="http://www.w3.org/1998/Math/MathML" display="block">
  <semantics>
    <mrow>
      <mi mathvariant="italic">maxFlow</mi>
      <mrow>
        <mrow>
          <mo fence="true" stretchy="false">(</mo>
          <mrow>
            <mrow>
              <mi mathvariant="italic">Alice</mi>
              <mi>,</mi>
              <mi mathvariant="italic">Charlie</mi>
            </mrow>
          </mrow>
          <mo fence="true" stretchy="false">)</mo>
        </mrow>
        <mo stretchy="false">=</mo>
        <mn>5</mn>
      </mrow>
    </mrow>
    <annotation encoding="StarMath 5.0">maxFlow( Alice,Charlie ) = 5</annotation>
  </semantics>
</math>
</file>

<file path=Object 5/content.xml><?xml version="1.0" encoding="utf-8"?>
<math xmlns="http://www.w3.org/1998/Math/MathML" display="block">
  <semantics>
    <mrow>
      <mi mathvariant="italic">maxFlow</mi>
      <mrow>
        <mrow>
          <mo fence="true" stretchy="false">(</mo>
          <mrow>
            <mrow>
              <mi mathvariant="italic">Dave</mi>
              <mi>,</mi>
              <mi mathvariant="italic">Felicia</mi>
            </mrow>
          </mrow>
          <mo fence="true" stretchy="false">)</mo>
        </mrow>
        <mo stretchy="false">=</mo>
        <mn>5</mn>
      </mrow>
    </mrow>
    <annotation encoding="StarMath 5.0">maxFlow( Dave,Felicia) = 5</annotation>
  </semantics>
</math>
</file>

<file path=Object 6/content.xml><?xml version="1.0" encoding="utf-8"?>
<math xmlns="http://www.w3.org/1998/Math/MathML" display="block">
  <semantics>
    <mrow>
      <mrow>
        <msub>
          <mi mathvariant="italic">Turn</mi>
          <mn>1</mn>
        </msub>
        <mo stretchy="false">=</mo>
        <mo stretchy="false">{</mo>
      </mrow>
      <mi mathvariant="italic">Steal</mi>
      <mrow>
        <mo fence="true" stretchy="false">(</mo>
        <mrow>
          <mrow>
            <mn>1</mn>
            <mi>,</mi>
            <mi>A</mi>
          </mrow>
        </mrow>
        <mo fence="true" stretchy="false">)</mo>
      </mrow>
      <mi>,</mi>
      <mi mathvariant="italic">Add</mi>
      <mrow>
        <mo fence="true" stretchy="false">(</mo>
        <mrow>
          <mrow>
            <mn>4</mn>
            <mi>,</mi>
            <mi>C</mi>
          </mrow>
        </mrow>
        <mo fence="true" stretchy="false">)</mo>
      </mrow>
      <mo stretchy="false">}</mo>
    </mrow>
    <annotation encoding="StarMath 5.0">Turn_1 = \{ Steal(1,A), Add(4,C) \}</annotation>
  </semantics>
</math>
</file>

<file path=Object 7/content.xml><?xml version="1.0" encoding="utf-8"?>
<math xmlns="http://www.w3.org/1998/Math/MathML" display="block">
  <semantics>
    <msub>
      <mi>G</mi>
      <mn>0</mn>
    </msub>
    <annotation encoding="StarMath 5.0">G_0</annotation>
  </semantics>
</math>
</file>

<file path=Object 8/content.xml><?xml version="1.0" encoding="utf-8"?>
<math xmlns="http://www.w3.org/1998/Math/MathML" display="block">
  <semantics>
    <msub>
      <mi>G</mi>
      <mn>1</mn>
    </msub>
    <annotation encoding="StarMath 5.0">G_1</annotation>
  </semantics>
</math>
</file>

<file path=Object 9/content.xml><?xml version="1.0" encoding="utf-8"?>
<math xmlns="http://www.w3.org/1998/Math/MathML" display="block">
  <semantics>
    <mrow>
      <mi mathvariant="italic">Player</mi>
      <mrow>
        <mrow>
          <mo fence="true" stretchy="false">(</mo>
          <mrow>
            <mn>1</mn>
          </mrow>
          <mo fence="true" stretchy="false">)</mo>
        </mrow>
        <mo stretchy="false">=</mo>
        <mi>D</mi>
      </mrow>
    </mrow>
    <annotation encoding="StarMath 5.0">Player( 1 ) = D</annotation>
  </semantics>
</math>
</file>